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58e" officeooo:paragraph-rsid="0004458e"/>
    </style:style>
    <style:style style:name="P2" style:family="paragraph" style:parent-style-name="Text_20_body">
      <style:text-properties officeooo:rsid="0004458e" officeooo:paragraph-rsid="0004458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Step 1:</text:span> Download the latest s3fs package from <text:a xlink:type="simple" xlink:href="http://code.google.com/p/s3fs/downloads/list" office:target-frame-name="_blank" xlink:show="new" text:style-name="Internet_20_link" text:visited-style-name="Visited_20_Internet_20_Link">S3fs link</text:a></text:p>
      <text:p text:style-name="P6">http://s3fs.googlecode.com/files/s3fs-1.63.tar.gz</text:p>
      <text:p text:style-name="Text_20_body"><text:span text:style-name="Strong_20_Emphasis">Step 2:</text:span> Untar the package in EC2 instance.</text:p>
      <text:p text:style-name="P6">tar -xvzf s3fs-1.63.tar.gz</text:p>
      <text:p text:style-name="Text_20_body"><text:span text:style-name="Strong_20_Emphasis">Step 3:</text:span> If it is new centos or ubuntu instance. Update the system .</text:p>
      <text:p text:style-name="Preformatted_20_Text">For CentOS or Red Hat</text:p>
      <text:p text:style-name="Preformatted_20_Text"/>
      <text:p text:style-name="P6">yum update all</text:p>
      <text:p text:style-name="Preformatted_20_Text">For Ubuntu</text:p>
      <text:p text:style-name="Preformatted_20_Text"/>
      <text:p text:style-name="P6">sudo apt-get update</text:p>
      <text:p text:style-name="Text_20_body"><text:span text:style-name="Strong_20_Emphasis">Step 4:</text:span> Now install the dependencies.</text:p>
      <text:p text:style-name="Preformatted_20_Text">In CentOS or Red Hat</text:p>
      <text:p text:style-name="Preformatted_20_Text"/>
      <text:p text:style-name="P6">yum install gcc libstdc++-devel gcc-c++ fuse fuse-devel curl-devel libxml2-devel openssl-devel mailcap</text:p>
      <text:p text:style-name="Preformatted_20_Text">In Ubuntu or Debian</text:p>
      <text:p text:style-name="Preformatted_20_Text"/>
      <text:p text:style-name="P6">apt-get install build-essential gcc libfuse-dev fuse-utils libcurl4-openssl-dev libxml2-dev mime-support build-essential libcurl4-openssl-dev</text:p>
      <text:p text:style-name="Text_20_body"><text:span text:style-name="Strong_20_Emphasis">Step 5:</text:span> Now change to extracted directory</text:p>
      <text:p text:style-name="P6">cd s3fs-1.63</text:p>
      <text:p text:style-name="Text_20_body"><text:span text:style-name="Strong_20_Emphasis">Step 6: </text:span>Now compiling</text:p>
      <text:p text:style-name="Preformatted_20_Text">./configure <text:s/>--prefix=/usr</text:p>
      <text:p text:style-name="Preformatted_20_Text"/>
      <text:p text:style-name="Preformatted_20_Text">make</text:p>
      <text:p text:style-name="Preformatted_20_Text"/>
      <text:p text:style-name="P6">make install</text:p>
      <text:p text:style-name="Text_20_body"><text:span text:style-name="Strong_20_Emphasis">Step 7:</text:span> To check where s3fs command is placed in O.S. It will also tell you the installation is ok.</text:p>
      <text:p text:style-name="P6">which s3fs</text:p>
      <text:p text:style-name="Text_20_body"><text:span text:style-name="Strong_20_Emphasis">Step 8:</text:span> Now getting the access key and secret key.<text:line-break/>Click on AWS Menu -&gt; Your AWS Account Name -&gt; Security Credentials<text:line-break/><text:span text:style-name="Strong_20_Emphasis"><text:line-break/>Note:</text:span> The option is at top Right corner of the aws console page</text:p>
      <text:p text:style-name="Text_20_body">Here you can see access key and secret key (secret key is visible when you click on show tab)</text:p>
      <text:p text:style-name="Text_20_body">Copy these both keys seperately</text:p>
      <text:p text:style-name="Text_20_body"><text:span text:style-name="Strong_20_Emphasis">Step 9 : </text:span>Create a new file in /etc with the name passwd-s3fs</text:p>
      <text:p text:style-name="Text_20_body">Paste the access key and secret key in this manner .</text:p>
      <text:p text:style-name="Text_20_body"><text:soft-page-break/>accesskey<text:span text:style-name="Strong_20_Emphasis">:</text:span>secretkey</text:p>
      <text:p text:style-name="Text_20_body">Note: colon (<text:span text:style-name="Strong_20_Emphasis">:</text:span>) is require in between of both keys.</text:p>
      <text:p text:style-name="Text_20_body">for eg.</text:p>
      <text:p text:style-name="Text_20_body"><text:span text:style-name="Strong_20_Emphasis">Access key: </text:span>bwbshjklwmsysiene7hh<text:line-break/><text:span text:style-name="Strong_20_Emphasis"><text:line-break/>Secret key</text:span>: jdjbeeosakw3389</text:p>
      <text:p text:style-name="Preformatted_20_Text">vi /etc/passwd-s3fs</text:p>
      <text:p text:style-name="Preformatted_20_Text"/>
      <text:p text:style-name="Preformatted_20_Text">bwbshjklwmsysiene7hh:jdjbeeosakw3389</text:p>
      <text:p text:style-name="Preformatted_20_Text"/>
      <text:p text:style-name="Preformatted_20_Text">save and exit from file.</text:p>
      <text:p text:style-name="Preformatted_20_Text"/>
      <text:p text:style-name="P6">Note: I just gave an eg. of keys by randomely typing the letters. But you have to only paste the keys which you have obtained from "Security Credential" tab -see step 8</text:p>
      <text:p text:style-name="Text_20_body"><text:span text:style-name="Strong_20_Emphasis">Step 10:</text:span> change the permission of file</text:p>
      <text:p text:style-name="P6">chmod 640 /etc/passwd-s3fs</text:p>
      <text:p text:style-name="Text_20_body"><text:span text:style-name="Strong_20_Emphasis">Step 11 :</text:span> now create a directory to mount S3bucket</text:p>
      <text:p text:style-name="P6">mkdir /mys3bucket</text:p>
      <text:p text:style-name="Text_20_body"><text:span text:style-name="Strong_20_Emphasis"><text:line-break/>Step 12:</text:span> Now mount the s3 bucket</text:p>
      <text:p text:style-name="P6">s3fs bucketname /mys3bucket</text:p>
      <text:p text:style-name="Text_20_body"><text:span text:style-name="Strong_20_Emphasis">Note:</text:span> you can get bucket name from S3 management console.</text:p>
      <text:p text:style-name="Text_20_body"><text:span text:style-name="Strong_20_Emphasis">Step 13:</text:span> To check mounted s3 bucket</text:p>
      <text:p text:style-name="P6">df -Th /mys3bucket</text:p>
      <text:p text:style-name="P3"><text:span text:style-name="Strong_20_Emphasis">Step 14 :</text:span> If you already had some data in s3bucket and it is not visible then you have to set permission in ACL at S3 AWS management console for related s3 bucket.</text:p>
      <text:section text:style-name="Sect1" text:name="IL_IN_CONTENT_CONTAINER_0">
        <text:p text:style-name="P5"/>
        <text:section text:style-name="Sect1" text:name="Section1">
          <text:p text:style-name="P4"><text:bookmark text:name="IL_IN_CONTENT_CONTAINER_0"/><draw:frame draw:style-name="fr1" draw:name="Image1" text:anchor-type="as-char" svg:width="5.662cm" svg:height="4.71cm" draw:z-index="0"><draw:image xlink:href="http://resources.infolinks.com/banners/fb_214x178-3.jpg" xlink:type="simple" xlink:show="embed" xlink:actuate="onLoad"/></draw:frame> 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43:49.926101769</meta:creation-date>
    <dc:date>2017-06-06T13:09:08.630937611</dc:date>
    <meta:editing-duration>PT34M46S</meta:editing-duration>
    <meta:editing-cycles>1</meta:editing-cycles>
    <meta:document-statistic meta:table-count="0" meta:image-count="1" meta:object-count="0" meta:page-count="2" meta:paragraph-count="46" meta:word-count="354" meta:character-count="2115" meta:non-whitespace-character-count="1802"/>
    <meta:generator>LibreOffice/5.2.2.2$Linux_X86_64 LibreOffice_project/20m0$Build-2</meta:generator>
  </office:meta>
</office:document-meta>
</file>